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EC8EC29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unrise-subtitle">
      <style:graphic-properties draw:fill-color="#ffffff" draw:auto-grow-height="true" fo:min-height="16.156cm"/>
    </style:style>
    <style:style style:name="pr2" style:family="presentation" style:parent-style-name="lyt-sunrise-notes">
      <style:graphic-properties draw:fill-color="#ffffff" draw:auto-grow-height="true" fo:min-height="13.364cm"/>
    </style:style>
    <style:style style:name="pr3" style:family="presentation" style:parent-style-name="lyt-sunrise-subtitle">
      <style:graphic-properties draw:fill-color="#ffffff" fo:min-height="16.156cm"/>
    </style:style>
    <style:style style:name="pr4" style:family="presentation" style:parent-style-name="lyt-sunrise-notes">
      <style:graphic-properties draw:fill-color="#ffffff" fo:min-height="13.364cm"/>
    </style:style>
    <style:style style:name="pr5" style:family="presentation" style:parent-style-name="lyt-sunrise-title">
      <style:graphic-properties fo:min-height="3.506cm"/>
    </style:style>
    <style:style style:name="pr6" style:family="presentation" style:parent-style-name="lyt-sunrise-outline1">
      <style:graphic-properties draw:auto-grow-height="true" fo:min-height="12.18cm"/>
    </style:style>
    <style:style style:name="pr7" style:family="presentation" style:parent-style-name="lyt-sunrise-outline1">
      <style:graphic-properties draw:auto-grow-height="true" fo:min-height="14.65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Background for Software Enginee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Software Engineering</text:p>
            <text:p>Is it just code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As a service provider, what do you need to worry about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What will be delivered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What should you charge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When would you be paid?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How do you justify the above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How do you prevent disputes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How would the above concerns change for in-house development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Some Statist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1T32">
        <draw:frame presentation:style-name="pr3" draw:layer="layout" svg:width="25.199cm" svg:height="16.156cm" svg:x="1.841cm" svg:y="2.701cm" presentation:class="subtitle" presentation:user-transformed="true">
          <draw:text-box>
            <text:p>IBM survey, 1994</text:p>
            <text:p/>
            <text:p text:style-name="P1">55% of systems cost more than expected</text:p>
            <text:p text:style-name="P1">68% overran schedules</text:p>
            <text:p text:style-name="P1">88% had to be substantially redesigned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Advanced Automation System (FAA, 1982-1994)</text:p>
            <text:p/>
            <text:p><text:s/>industry average was $100/line, </text:p>
            <text:p>expected to pay $500/line</text:p>
            <text:p>ended up paying $700-900/line</text:p>
            <text:p/>
            <text:p>$6B worth of work discarded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Bureau of Labor Statistics (1997)</text:p>
            <text:p/>
            <text:p>for every 6 new systems put into operation, </text:p>
            <text:p>2 cancelled</text:p>
            <text:p/>
            <text:p>probability of cancellation</text:p>
            <text:p>about 50% for biggest systems</text:p>
            <text:p/>
            <text:p>average project overshoots schedule by 50%</text:p>
            <text:p/>
            <text:p>3/4 systems are regarded as ‘operating failures’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Some dramatic examples</text:p>
            <text:p/>
            <text:p>same in every SE book :(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sunrise" presentation:presentation-page-layout-name="AL2T1">
        <draw:frame presentation:style-name="pr5" draw:layer="layout" svg:width="25.199cm" svg:height="3.506cm" svg:x="1.4cm" svg:y="0.937cm" presentation:class="title">
          <draw:text-box>
            <text:p>Therac-25 (1985-87)</text:p>
          </draw:text-box>
        </draw:frame>
        <draw:frame presentation:style-name="pr6" draw:layer="layout" svg:width="25.199cm" svg:height="14.858cm" svg:x="1.001cm" svg:y="4cm" presentation:class="outline" presentation:user-transformed="true">
          <draw:text-box>
            <text:list text:style-name="L2">
              <text:list-item>
                <text:p>radiotherapy machine with software controller</text:p>
              </text:list-item>
              <text:list-item>
                <text:p text:style-name="P2">hardware interlock removed, but software had no interlock</text:p>
              </text:list-item>
              <text:list-item>
                <text:p text:style-name="P2">software failed to maintain essential invariants:</text:p>
                <text:list>
                  <text:list-item>
                    <text:p text:style-name="P2">either electron beam mode</text:p>
                  </text:list-item>
                  <text:list-item>
                    <text:p text:style-name="P2">or stronger beam and plate intervening, to generate X-rays</text:p>
                  </text:list-item>
                </text:list>
              </text:list-item>
              <text:list-item>
                <text:p text:style-name="P2">several deaths due to burning</text:p>
              </text:list-item>
              <text:list-item>
                <text:p text:style-name="P2">programmer had no experience with concurrent programm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sunrise" presentation:presentation-page-layout-name="AL2T1">
        <draw:frame presentation:style-name="pr5" draw:layer="layout" svg:width="25.199cm" svg:height="3.506cm" svg:x="1.4cm" svg:y="0.937cm" presentation:class="title" presentation:user-transformed="true">
          <draw:text-box>
            <text:p>Ariane-5 (June 1996)</text:p>
          </draw:text-box>
        </draw:frame>
        <draw:frame presentation:style-name="pr7" draw:layer="layout" svg:width="25.199cm" svg:height="15.041cm" svg:x="1.4cm" svg:y="4.914cm" presentation:class="outline" presentation:user-transformed="true">
          <draw:text-box>
            <text:list text:style-name="L2">
              <text:list-item>
                <text:p>European Space Agency</text:p>
              </text:list-item>
              <text:list-item>
                <text:p>complete loss of unmanned rocket shortly after takeoff</text:p>
              </text:list-item>
              <text:list-item>
                <text:p>due to exception thrown in Ada code</text:p>
              </text:list-item>
              <text:list-item>
                <text:p>faulty code was not even needed after takeoff</text:p>
              </text:list-item>
              <text:list-item>
                <text:p>due to change in physical environment: undocumented assumptions violated</text:p>
              </text:list-item>
              <text:list-item>
                <text:p>see: http://archive.eiffel.com/doc/manuals/technology/contract/ariane/page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sunrise" presentation:presentation-page-layout-name="AL2T1">
        <draw:frame presentation:style-name="pr5" draw:layer="layout" svg:width="25.199cm" svg:height="3.506cm" svg:x="1.4cm" svg:y="0.937cm" presentation:class="title">
          <draw:text-box>
            <text:p>London Ambulance Service (1992)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oss of calls, double dispatches from duplicate calls</text:p>
              </text:list-item>
              <text:list-item>
                <text:p>poor choice of developer: inadequate experience</text:p>
              </text:list-item>
              <text:list-item>
                <text:p>see: http://www.cs.ucl.ac.uk/staff/A.Finkelstein/ (Resources sec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Netscape story</text:p>
            <text:p/>
            <text:p>first a quick and dirty job – Dec 94</text:p>
            <text:p/>
            <text:p>quickly became the browser of choice </text:p>
            <text:p>on Windows, Unix and Mac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NS added and shipped features over next 3 years</text:p>
            <text:p/>
            <text:p>Strategy: Capture market share </text:p>
            <text:p>ignore design</text:p>
            <text:p/>
            <text:p>Plan: Once successful, </text:p>
            <text:p>refactor code and create a better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MS hurried with IE but it took time to restructure IE 3.0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Netscape’s development just grew and grew </text:p>
            <text:p><text:s/></text:p>
            <text:p>Communicator 4:</text:p>
            <text:p>120 developers (up from 10)</text:p>
            <text:p>3 million lines of code – 30 times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 presentation:user-transformed="true">
          <draw:text-box>
            <text:p><text:s/>it’s easy to make something complicated, but hard to make something truly simple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sunrise" presentation:presentation-page-layout-name="AL1T32">
        <draw:frame presentation:style-name="pr3" draw:layer="layout" svg:width="25.199cm" svg:height="16.156cm" svg:x="1.601cm" svg:y="1.8cm" presentation:class="subtitle" presentation:user-transformed="true">
          <draw:text-box>
            <text:p/>
            <text:p>Some recent stories from <text:a xlink:href="http://www.infoworld.com/d/developer-world/">http://www.infoworld.com/d/developer-world/</text:a></text:p>
            <text:p>stupid-qa-tricks-colossal-testing-oversights-587</text:p>
            <text:p><text:span text:style-name="T1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sunrise" presentation:presentation-page-layout-name="AL1T32">
        <draw:frame presentation:style-name="pr3" draw:layer="layout" svg:width="25.199cm" svg:height="16.303cm" svg:x="1.4cm" svg:y="0.864cm" presentation:class="subtitle" presentation:user-transformed="true">
          <draw:text-box>
            <text:p>Moody's inadvertently overrated about $4 billion worth of debt instruments known as CPDOs </text:p>
            <text:p>(constant proportion debt obligations), </text:p>
            <text:p>due to a bug in its software.</text:p>
            <text:p><text:s/></text:p>
            <text:p>underplayed risk to investors as a result of the bug, </text:p>
            <text:p/>
            <text:p>a glitch that may have contributed to substantial investment losses among today's reeling financial institutions.</text:p>
            <text:p/>
            <text:p>senior staff at Moody's were aware in February 2007 that a glitch in some computer models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sunrise" presentation:presentation-page-layout-name="AL1T32">
        <draw:frame presentation:style-name="pr3" draw:layer="layout" svg:width="25.199cm" svg:height="16.303cm" svg:x="1.4cm" svg:y="0.864cm" presentation:class="subtitle" presentation:user-transformed="true">
          <draw:text-box>
            <text:p>Blue Cross/Blue Shield sends 202,000 printed letters containing patient information and Social Security numbers to the wrong patients.</text:p>
            <text:p><text:s/></text:p>
            <text:p>Georgia's largest health insurance company, with 3.1 million members, designed a system that would send patients information about how each visit was covered by their insurance.</text:p>
            <text:p/>
            <text:p>Georgia Blue Cross/Blue Shield system so muddled up its medical data management functionality that its members were sent other members' sensitive patient inform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On June 28, 2008, engineers took down the Web site for clothes retailer J. Crew for 24 hours to perform an upgrade</text:p>
            <text:p/>
            <text:p><text:s/>A man who ordered some polo shirts received, instead, three child-size shirts and a bill for $44.97 for the shirts, plus $9,208.50 for shipping 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Contact fields transposed during financial database migration</text:p>
            <text:p/>
            <text:p>No big deal?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Financial services firm sends detailed "secret" savings and charge card records made for mistresses to customers' wives. </text:p>
            <text:p/>
            <text:p>(home address instead of mailing address)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Although that might not sound like a recipe for disaster, this particular firm -- which requires a $10 million minimum deposit to open an account -- is in the business of providing, shall we say, a financial masquerade for those who wish to sock away cash they don't want certain members of their marriage to know about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According to a source inside the company, the firm lost a number of wealthy clients and nearly $450 million in managed assets as a result of the flub. </text:p>
            <text:p/>
            <text:p>But the real winners in this case, apparently, were the divorce lawyers.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Any other examples?</text:p>
            <text:p>Or we know better now?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 presentation:user-transformed="true">
          <draw:text-box>
            <text:p>"Yesterday an update to Knight Capital Group's algorithmic trading software caused massive volume buys and sells...</text:p>
            <text:p>today the loss to Knight has been calculated at $440 million</text:p>
            <text:p/>
            <text:p><text:a xlink:href="http://developers.slashdot.org/story/12/08/02/165206/">http://developers.slashdot.org/story/12/08/02/165206/</text:a></text:p>
            <text:p>algorithmic-trading-glitch-costs-firm-440-mill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sunrise" presentation:presentation-page-layout-name="AL1T32">
        <draw:frame presentation:style-name="pr3" draw:layer="layout" svg:width="25.199cm" svg:height="16.156cm" svg:x="1.4cm" svg:y="0.937cm" presentation:class="subtitle">
          <draw:text-box>
            <text:p>A failure in which software would affect you the most?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8pt" fo:font-weight="bold" style:font-family-asian="FreeSans" style:font-family-generic-asian="swiss" style:font-pitch-asian="variable" style:font-size-asian="18pt" style:font-weight-asian="bold" style:font-family-complex="'DejaVu Sans'" style:font-family-generic-complex="swiss" style:font-pitch-complex="variable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font-weight="bold" style:font-family-asian="FreeSans" style:font-family-generic-asian="swiss" style:font-pitch-asian="variable" style:font-size-asian="14pt" style:font-weight-asian="bold" style:font-family-complex="'DejaVu Sans'" style:font-family-generic-complex="swiss" style:font-pitch-complex="variable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DejaVu Sans'" style:font-family-generic-complex="modern" style:font-pitch-complex="fixed"/>
    </style:style>
    <style:style style:name="Footer" style:family="graphic">
      <style:paragraph-properties style:text-autospace="none">
        <style:tab-stops>
          <style:tab-stop style:position="14.997cm" style:type="center"/>
          <style:tab-stop style:position="29.997cm" style:type="right"/>
        </style:tab-stops>
      </style:paragraph-properties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31T11:59:13</meta:creation-date>
    <meta:editing-duration>PT13M5S</meta:editing-duration>
    <meta:editing-cycles>5</meta:editing-cycles>
    <dc:date>2012-08-05T22:49:26</dc:date>
    <meta:generator>LibreOffice/3.5$Linux_X86_64 LibreOffice_project/350m1$Build-3</meta:generator>
    <meta:document-statistic meta:object-count="134"/>
  </office:meta>
</office:document-meta>
</file>